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C9000000C9346C37486FB8A082.png" manifest:media-type="image/png"/>
  <manifest:file-entry manifest:full-path="Pictures/10001E83000014C6000014C6A9CA85DB240426D5.svg" manifest:media-type="image/svg+xml"/>
  <manifest:file-entry manifest:full-path="Pictures/1000000100000109000000BDD5D4AF8847DA611F.png" manifest:media-type="image/png"/>
  <manifest:file-entry manifest:full-path="Pictures/1001AF2C00001B58000013884478CBA59A4FBD23.svg" manifest:media-type="image/svg+xml"/>
  <manifest:file-entry manifest:full-path="Pictures/1000000100000125000000971B037D4E1E6E76C1.png" manifest:media-type="image/png"/>
  <manifest:file-entry manifest:full-path="Pictures/100007EB00001E4500000FA2F4510D9BB983BF2E.svg" manifest:media-type="image/svg+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FreeSans_1.ttf" manifest:media-type="application/x-font-ttf"/>
  <manifest:file-entry manifest:full-path="Fonts/Font_Domestic_Manner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>
      <svg:font-face-src>
        <svg:font-face-uri xlink:href="Fonts/Font_Domestic_Manners_1.ttf" xlink:type="simple" loext:font-style="normal" loext:font-weight="normal">
          <svg:font-face-format svg:string="truetype"/>
        </svg:font-face-uri>
      </svg:font-face-src>
    </style:font-face>
    <style:font-face style:name="Droid Sans Mono" svg:font-family="'Droid Sans Mono', monospace, monospace, 'Droid Sans Fallback'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au1" style:family="table" style:master-page-name="First_20_Page">
      <style:table-properties style:width="26.702cm" style:page-number="auto" table:align="margins"/>
    </style:style>
    <style:style style:name="Tableau1.A" style:family="table-column">
      <style:table-column-properties style:column-width="4.974cm" style:rel-column-width="12207*"/>
    </style:style>
    <style:style style:name="Tableau1.B" style:family="table-column">
      <style:table-column-properties style:column-width="4.18cm" style:rel-column-width="10259*"/>
    </style:style>
    <style:style style:name="Tableau1.C" style:family="table-column">
      <style:table-column-properties style:column-width="6.842cm" style:rel-column-width="16795*"/>
    </style:style>
    <style:style style:name="Tableau1.D" style:family="table-column">
      <style:table-column-properties style:column-width="5.609cm" style:rel-column-width="13768*"/>
    </style:style>
    <style:style style:name="Tableau1.E" style:family="table-column">
      <style:table-column-properties style:column-width="5.096cm" style:rel-column-width="12506*"/>
    </style:style>
    <style:style style:name="Tableau1.A1" style:family="table-cell">
      <style:table-cell-properties fo:padding="0.097cm" fo:border-left="none" fo:border-right="none" fo:border-top="0.05pt solid #000000" fo:border-bottom="0.05pt solid #000000"/>
    </style:style>
    <style:style style:name="Tableau1.A2" style:family="table-cell">
      <style:table-cell-properties fo:padding="0.097cm" fo:border-left="none" fo:border-right="none" fo:border-top="none" fo:border-bottom="0.05pt solid #000000"/>
    </style:style>
    <style:style style:name="Tableau1.B3" style:family="table-cell" style:data-style-name="N10000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e5883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text-properties officeooo:paragraph-rsid="003cef56"/>
    </style:style>
    <style:style style:name="P5" style:family="paragraph" style:parent-style-name="Table_20_Contents">
      <style:text-properties officeooo:paragraph-rsid="003cef56"/>
    </style:style>
    <style:style style:name="P6" style:family="paragraph" style:parent-style-name="Header">
      <style:text-properties officeooo:rsid="000df1e0" officeooo:paragraph-rsid="003cef56"/>
    </style:style>
    <style:style style:name="P7" style:family="paragraph" style:parent-style-name="Header">
      <style:text-properties officeooo:rsid="002815cc" officeooo:paragraph-rsid="003cef56"/>
    </style:style>
    <style:style style:name="P8" style:family="paragraph" style:parent-style-name="Header">
      <style:text-properties officeooo:rsid="00330eec" officeooo:paragraph-rsid="003cef56"/>
    </style:style>
    <style:style style:name="P9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002b9783" style:font-weight-asian="bold" style:font-weight-complex="bold"/>
    </style:style>
    <style:style style:name="P11" style:family="paragraph" style:parent-style-name="Table_20_Contents">
      <style:text-properties officeooo:paragraph-rsid="002b2e3b"/>
    </style:style>
    <style:style style:name="P12" style:family="paragraph" style:parent-style-name="Standard">
      <style:text-properties officeooo:paragraph-rsid="00453bb4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Domestic Manners" fo:font-size="16pt" style:font-size-asian="16pt" style:font-size-complex="16pt"/>
    </style:style>
    <style:style style:name="T1" style:family="text">
      <style:text-properties officeooo:rsid="002a0800"/>
    </style:style>
    <style:style style:name="T2" style:family="text">
      <style:text-properties officeooo:rsid="002de111"/>
    </style:style>
    <style:style style:name="T3" style:family="text">
      <style:text-properties officeooo:rsid="002ae845"/>
    </style:style>
    <style:style style:name="T4" style:family="text">
      <style:text-properties officeooo:rsid="002f018d"/>
    </style:style>
    <style:style style:name="T5" style:family="text">
      <style:text-properties officeooo:rsid="00338eee"/>
    </style:style>
    <style:style style:name="T6" style:family="text">
      <style:text-properties officeooo:rsid="002b9783"/>
    </style:style>
    <style:style style:name="T7" style:family="text">
      <style:text-properties officeooo:rsid="002b2e3b"/>
    </style:style>
    <style:style style:name="T8" style:family="text">
      <style:text-properties officeooo:rsid="00311643"/>
    </style:style>
    <style:style style:name="T9" style:family="text">
      <style:text-properties style:font-name="Domestic Manners" fo:font-size="16pt" style:font-size-asian="16pt" style:font-size-complex="16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074602294528">
          <table:table-cell table:style-name="Tableau1.A1" office:value-type="string">
            <text:p text:style-name="P10">{<text:span text:style-name="T6">t(name)}</text:span></text:p>
          </table:table-cell>
          <table:table-cell table:style-name="Tableau1.A1" office:value-type="string">
            <text:p text:style-name="P10">{<text:span text:style-name="T6">t(</text:span>phone<text:span text:style-name="T6">)}</text:span></text:p>
          </table:table-cell>
          <table:table-cell table:style-name="Tableau1.A1" office:value-type="string">
            <text:p text:style-name="P10">{<text:span text:style-name="T6">t(</text:span>address<text:span text:style-name="T6">)}</text:span></text:p>
          </table:table-cell>
          <table:table-cell table:style-name="Tableau1.A1" office:value-type="string">
            <text:p text:style-name="P10">{<text:span text:style-name="T6">t(</text:span>website<text:span text:style-name="T6">)}</text:span></text:p>
          </table:table-cell>
          <table:table-cell table:style-name="Tableau1.A1" office:value-type="string">
            <text:p text:style-name="P10">{<text:span text:style-name="T6">t(</text:span>category<text:span text:style-name="T6">)}</text:span></text:p>
          </table:table-cell>
        </table:table-row>
        <table:table-row table:style-name="TableLine94074600744816">
          <table:table-cell table:style-name="Tableau1.A2" office:value-type="string">
            <text:p text:style-name="Table_20_Contents">{d.favorites[i].<text:span text:style-name="T7">properties.</text:span>name}</text:p>
          </table:table-cell>
          <table:table-cell table:style-name="Tableau1.A2" office:value-type="string">
            <text:p text:style-name="P11">{d.favorites[i].<text:span text:style-name="T7">properties</text:span>.phone<text:span text:style-name="T8">s</text:span>}</text:p>
          </table:table-cell>
          <table:table-cell table:style-name="Tableau1.A2" office:value-type="string">
            <text:p text:style-name="P11">{d.favorites[i].<text:span text:style-name="T7">properties.</text:span>address}</text:p>
          </table:table-cell>
          <table:table-cell table:style-name="Tableau1.A2" office:value-type="string">
            <text:p text:style-name="P11">{d.favorites[i].<text:span text:style-name="T7">properties.</text:span>website}</text:p>
          </table:table-cell>
          <table:table-cell table:style-name="Tableau1.A2" office:value-type="string">
            <text:p text:style-name="P11">{d.favorites[i].<text:span text:style-name="T7">properties.editorial.class_label.fr</text:span>}</text:p>
          </table:table-cell>
        </table:table-row>
        <table:table-row table:style-name="TableLine94074600748304">
          <table:table-cell table:style-name="Tableau1.A2" office:value-type="string">
            <text:p text:style-name="P11">{d.favorites[i+1].<text:span text:style-name="T7">properties</text:span>.name}</text:p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6.702cm" table:align="margins"/>
    </style:style>
    <style:style style:name="Tableau3.A" style:family="table-column">
      <style:table-column-properties style:column-width="6.426cm" style:rel-column-width="15771*"/>
    </style:style>
    <style:style style:name="Tableau3.B" style:family="table-column">
      <style:table-column-properties style:column-width="9.185cm" style:rel-column-width="22541*"/>
    </style:style>
    <style:style style:name="Tableau3.C" style:family="table-column">
      <style:table-column-properties style:column-width="11.091cm" style:rel-column-width="27223*"/>
    </style:style>
    <style:style style:name="Tableau3.A1" style:family="table-cell">
      <style:table-cell-properties fo:padding="0cm" fo:border="none" style:writing-mode="page"/>
    </style:style>
    <style:style style:name="Tableau3.C1" style:family="table-cell">
      <style:table-cell-properties style:writing-mode="pag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text-properties officeooo:paragraph-rsid="003cef56"/>
    </style:style>
    <style:style style:name="MP3" style:family="paragraph" style:parent-style-name="Footer">
      <style:paragraph-properties fo:text-align="end" style:justify-single-word="false"/>
      <style:text-properties officeooo:paragraph-rsid="003e5883"/>
    </style:style>
    <style:style style:name="MP4" style:family="paragraph" style:parent-style-name="Table_20_Contents">
      <style:text-properties officeooo:paragraph-rsid="003cef56"/>
    </style:style>
    <style:style style:name="MP5" style:family="paragraph" style:parent-style-name="Header">
      <style:text-properties officeooo:rsid="000df1e0" officeooo:paragraph-rsid="003cef56"/>
    </style:style>
    <style:style style:name="MP6" style:family="paragraph" style:parent-style-name="Header">
      <style:text-properties officeooo:rsid="002815cc" officeooo:paragraph-rsid="003cef56"/>
    </style:style>
    <style:style style:name="MP7" style:family="paragraph" style:parent-style-name="Header">
      <style:text-properties officeooo:rsid="00330eec" officeooo:paragraph-rsid="003cef56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omestic Manners" fo:font-size="16pt" style:font-size-asian="16pt" style:font-size-complex="16pt"/>
    </style:style>
    <style:style style:name="MP10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MP11" style:family="paragraph" style:parent-style-name="Header">
      <style:paragraph-properties fo:text-align="end" style:justify-single-word="false"/>
    </style:style>
    <style:style style:name="MT1" style:family="text">
      <style:text-properties officeooo:rsid="002a0800"/>
    </style:style>
    <style:style style:name="MT2" style:family="text">
      <style:text-properties officeooo:rsid="002de111"/>
    </style:style>
    <style:style style:name="MT3" style:family="text">
      <style:text-properties officeooo:rsid="002ae845"/>
    </style:style>
    <style:style style:name="MT4" style:family="text">
      <style:text-properties officeooo:rsid="002f018d"/>
    </style:style>
    <style:style style:name="MT5" style:family="text">
      <style:text-properties style:font-name="Domestic Manners" fo:font-size="16pt" style:font-size-asian="16pt" style:font-size-complex="16pt"/>
    </style:style>
    <style:style style:name="MT6" style:family="text">
      <style:text-properties officeooo:rsid="00338ee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Line94074601571664">
            <table:table-cell table:style-name="Tableau3.A1" office:value-type="string">
              <text:p text:style-name="MP4"><draw:frame draw:style-name="Mfr1" draw:name="Image1" text:anchor-type="char" svg:x="20.193cm" svg:y="0.806cm" svg:width="2.362cm" svg:height="1.217cm" draw:z-index="3"><draw:image xlink:href="Pictures/100007EB00001E4500000FA2F4510D9BB983BF2E.svg" xlink:type="simple" xlink:show="embed" xlink:actuate="onLoad" draw:mime-type="image/svg+xml"/><draw:image xlink:href="Pictures/1000000100000125000000971B037D4E1E6E76C1.png" xlink:type="simple" xlink:show="embed" xlink:actuate="onLoad" draw:mime-type="image/png"/></draw:frame><draw:frame draw:style-name="Mfr2" draw:name="Image3" text:anchor-type="as-char" svg:y="-0.66cm" svg:width="6.324cm" svg:height="4.212cm" draw:z-index="0"><draw:image xlink:href="Pictures/1001AF2C00001B58000013884478CBA59A4FBD23.svg" xlink:type="simple" xlink:show="embed" xlink:actuate="onLoad" draw:mime-type="image/svg+xml"/><draw:image xlink:href="Pictures/1000000100000109000000BDD5D4AF8847DA611F.png" xlink:type="simple" xlink:show="embed" xlink:actuate="onLoad" draw:mime-type="image/png"/><svg:title>{d.logo}</svg:title></draw:frame></text:p>
            </table:table-cell>
            <table:table-cell table:style-name="Tableau3.A1" office:value-type="string">
              <text:p text:style-name="MP5"/>
              <text:p text:style-name="MP5"><text:title>{t(title)} – {d.settings.themes[0].title.fr}</text:title></text:p>
              <text:p text:style-name="MP6">{<text:span text:style-name="MT1">d.</text:span><text:span text:style-name="MT2">settings.</text:span><text:span text:style-name="MT3">themes[0].site_url.</text:span><text:span text:style-name="MT4">fr</text:span>}</text:p>
              <text:p text:style-name="MP7"><draw:frame text:anchor-type="paragraph" draw:z-index="2" draw:name="Cadre de texte 1" draw:style-name="Mgr1" draw:text-style-name="MP9" svg:width="6.183cm" svg:height="2.276cm" draw:transform="rotate (0.062482787221397) translate (9.032875cm 0.814916666666667cm)"><draw:text-box><text:p text:style-name="MP8"><text:span text:style-name="MT5">{t(onCellphone)}</text:span></text:p></draw:text-box></draw:frame>{<text:span text:style-name="MT6">c</text:span>.now:formatD(LL)}</text:p>
            </table:table-cell>
            <table:table-cell table:style-name="Tableau3.C1" office:value-type="string">
              <text:p text:style-name="MP10"><draw:frame draw:style-name="Mfr3" draw:name="Image4" text:anchor-type="as-char" svg:width="3.824cm" svg:height="3.824cm" draw:z-index="1"><draw:image xlink:href="Pictures/10001E83000014C6000014C6A9CA85DB240426D5.svg" xlink:type="simple" xlink:show="embed" xlink:actuate="onLoad" draw:mime-type="image/svg+xml"/><draw:image xlink:href="Pictures/10000001000000C9000000C9346C37486FB8A082.png" xlink:type="simple" xlink:show="embed" xlink:actuate="onLoad" draw:mime-type="image/png"/></draw:frame></text:p>
              <text:p text:style-name="MP11">{d.globals.favorites_short_url}</text:p>
            </table:table-cell>
          </table:table-row>
        </table:table>
        <text:p text:style-name="MP2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28:44.538576922</meta:creation-date>
    <dc:date>2022-06-15T19:49:26.322354960</dc:date>
    <meta:editing-duration>P2DT1H50M2S</meta:editing-duration>
    <meta:editing-cycles>75</meta:editing-cycles>
    <meta:generator>LibreOffice/7.2.7.2$Linux_X86_64 LibreOffice_project/20$Build-2</meta:generator>
    <dc:title>{t(title)} – {d.settings.themes[0].title.fr}</dc:title>
    <meta:document-statistic meta:table-count="2" meta:image-count="3" meta:object-count="0" meta:page-count="1" meta:paragraph-count="19" meta:word-count="18" meta:character-count="412" meta:non-whitespace-character-count="410"/>
  </office:meta>
</office:document-meta>
</file>